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D300000044D70210C1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-title">
      <style:graphic-properties fo:min-height="2.77cm"/>
    </style:style>
    <style:style style:name="pr2" style:family="presentation" style:parent-style-name="Android-subtitle">
      <style:graphic-properties draw:fill-color="#ffffff" fo:min-height="14.029cm"/>
    </style:style>
    <style:style style:name="pr3" style:family="presentation" style:parent-style-name="Android-notes">
      <style:graphic-properties draw:fill-color="#ffffff" fo:min-height="11.392cm"/>
    </style:style>
    <style:style style:name="pr4" style:family="presentation" style:parent-style-name="Android-outline1">
      <style:graphic-properties fo:min-height="14.029cm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1 - Présentation</presentation:footer-decl>
      <presentation:footer-decl presentation:name="ftr2">Copyright Zenika 2008</presentation:footer-decl>
      <draw:page draw:name="page1" draw:style-name="dp1" draw:master-page-name="Android" presentation:presentation-page-layout-name="AL1T0" presentation:use-footer-name="ftr1">
        <office:forms form:automatic-focus="false" form:apply-design-mode="false"/>
        <draw:frame presentation:style-name="pr1" draw:layer="layout" svg:width="19.548cm" svg:height="2.77cm" svg:x="0.86cm" svg:y="0.264cm" presentation:class="title" presentation:user-transformed="true">
          <draw:text-box>
            <text:p>Scala </text:p>
          </draw:text-box>
        </draw:frame>
        <draw:frame presentation:style-name="pr2" draw:layer="layout" svg:width="23.438cm" svg:height="14.029cm" svg:x="0.86cm" svg:y="4.233cm" presentation:class="subtitle">
          <draw:text-box>
            <text:p>Scala et Java</text:p>
            <text:p>Sont dans un bateau...</text:p>
          </draw:text-box>
        </draw:frame>
        <presentation:notes draw:style-name="dp2" presentation:use-footer-name="ftr2">
          <draw:page-thumbnail draw:style-name="gr1" draw:layer="layout" svg:width="12.572cm" svg:height="9.489cm" svg:x="3.219cm" svg:y="1.908cm" draw:page-number="1" presentation:class="page"/>
          <draw:frame presentation:style-name="pr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presentation:use-footer-name="ftr1">
        <office:forms form:automatic-focus="false" form:apply-design-mode="false"/>
        <draw:frame presentation:style-name="pr1" draw:layer="layout" svg:width="19.548cm" svg:height="2.77cm" svg:x="0.86cm" svg:y="0.264cm" presentation:class="title" presentation:user-transformed="true">
          <draw:text-box>
            <text:p>Scala et Java</text:p>
          </draw:text-box>
        </draw:frame>
        <draw:frame presentation:style-name="pr4" draw:layer="layout" svg:width="23.438cm" svg:height="14.029cm" svg:x="0.86cm" svg:y="4.233cm" presentation:class="outline">
          <draw:text-box>
            <text:list text:style-name="L3">
              <text:list-item>
                <text:p>Interaction entre les 2 langages :</text:p>
                <text:list>
                  <text:list-item>
                    <text:p>Dans le principe assez simple...</text:p>
                  </text:list-item>
                  <text:list-item>
                    <text:p>Bytecode oblige </text:p>
                    <text:list>
                      <text:list-item>
                        <text:p>Utiliser du Scala depuis du Java est assez naturel...</text:p>
                      </text:list-item>
                      <text:list-item>
                        <text:p>Implémentation d'interfaces Java en Scala...</text:p>
                      </text:list-item>
                      <text:list-item>
                        <text:p>Utilisation de librairies Java depuis Scala est courante...</text:p>
                      </text:list-item>
                    </text:list>
                  </text:list-item>
                  <text:list-item>
                    <text:p>Quelques points d'attention toutefois...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1" draw:layer="layout" svg:width="12.572cm" svg:height="9.489cm" svg:x="3.219cm" svg:y="1.908cm" draw:page-number="2" presentation:class="page"/>
          <draw:frame presentation:style-name="pr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presentation:use-footer-name="ftr1">
        <office:forms form:automatic-focus="false" form:apply-design-mode="false"/>
        <draw:frame presentation:style-name="pr1" draw:layer="layout" svg:width="19.548cm" svg:height="2.77cm" svg:x="0.86cm" svg:y="0.264cm" presentation:class="title" presentation:user-transformed="true">
          <draw:text-box>
            <text:p>Scala et Java</text:p>
          </draw:text-box>
        </draw:frame>
        <draw:frame presentation:style-name="pr4" draw:layer="layout" svg:width="23.438cm" svg:height="14.029cm" svg:x="0.86cm" svg:y="4.233cm" presentation:class="outline">
          <draw:text-box>
            <text:list text:style-name="L3">
              <text:list-item>
                <text:p>Gestion des collections Java :</text:p>
                <text:list>
                  <text:list-item>
                    <text:p>Contexte : dans du code Scala , vous utilisez une API Java renvoyant fort naturellement une collection Java. </text:p>
                  </text:list-item>
                  <text:list-item>
                    <text:p>Solutions : plusieurs possibilités existent </text:p>
                    <text:list>
                      <text:list-item>
                        <text:p><text:s/>Le projet scalaj-collection disponible à l'url suivante <text:a xlink:href="https://github.com/scalaj/scalaj-collection">https://github.com/scalaj/scalaj-collection</text:a></text:p>
                      </text:list-item>
                      <text:list-item>
                        <text:p>Utiliser la classe utilitaire de conversions intégrée dans les versions récentes de Scala. scala.collection.JavaConversions</text:p>
                      </text:list-item>
                      <text:list-item>
                        <text:p>Autre possibilité via une <text:s/>autre classe helper JavaConverters dans le même packa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1" draw:layer="layout" svg:width="12.572cm" svg:height="9.489cm" svg:x="3.219cm" svg:y="1.908cm" draw:page-number="3" presentation:class="page"/>
          <draw:frame presentation:style-name="pr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presentation:use-footer-name="ftr1">
        <office:forms form:automatic-focus="false" form:apply-design-mode="false"/>
        <draw:frame presentation:style-name="pr1" draw:layer="layout" svg:width="19.548cm" svg:height="2.77cm" svg:x="0.86cm" svg:y="0.264cm" presentation:class="title" presentation:user-transformed="true">
          <draw:text-box>
            <text:p>Scala et Java</text:p>
          </draw:text-box>
        </draw:frame>
        <draw:frame presentation:style-name="pr4" draw:layer="layout" svg:width="23.438cm" svg:height="14.029cm" svg:x="0.86cm" svg:y="4.233cm" presentation:class="outline">
          <draw:text-box>
            <text:list text:style-name="L3">
              <text:list-item>
                <text:p>Utilisation de code Scala dans une classe Java :</text:p>
                <text:list>
                  <text:list-item>
                    <text:p>Le plus souvent sans souci ,</text:p>
                  </text:list-item>
                  <text:list-item>
                    <text:p>Quelques cas assez rares peuvent poser problème...</text:p>
                    <text:list>
                      <text:list-item>
                        <text:p>Se reporter à cette entrée de la FAQ pour plus de détails <text:a xlink:href="http://www.scala-lang.org/faq/4">http://www.scala-lang.org/faq/4</text:a></text:p>
                      </text:list-item>
                    </text:list>
                  </text:list-item>
                  <text:list-item>
                    <text:p>Il faut être vigilant dans le cas où le code Scala manipulé utilise certaines fonctionnalités avancées </text:p>
                    <text:list>
                      <text:list-item>
                        <text:p>Généricité</text:p>
                      </text:list-item>
                      <text:list-item>
                        <text:p>Traits</text:p>
                      </text:list-item>
                      <text:list-item>
                        <text:p>Types abstraits</text:p>
                      </text:list-item>
                    </text:list>
                  </text:list-item>
                  <text:list-item>
                    <text:p>L'arme absolue dans un tel cas de figure :</text:p>
                    <text:list>
                      <text:list-item>
                        <text:p>javap</text:p>
                      </text:list-item>
                      <text:list-item>
                        <text:p>Donne la vue bytecode de votre code Scala et permet de choisir la bonne façon de faire votre appel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1" draw:layer="layout" svg:width="12.572cm" svg:height="9.489cm" svg:x="3.219cm" svg:y="1.908cm" draw:page-number="4" presentation:class="page"/>
          <draw:frame presentation:style-name="pr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presentation:use-footer-name="ftr1">
        <office:forms form:automatic-focus="false" form:apply-design-mode="false"/>
        <draw:frame presentation:style-name="pr1" draw:layer="layout" svg:width="19.548cm" svg:height="2.77cm" svg:x="0.86cm" svg:y="0.264cm" presentation:class="title">
          <draw:text-box>
            <text:p>Scala et Java<text:line-break/>TP 7.1 : utilisation de collections Java</text:p>
          </draw:text-box>
        </draw:frame>
        <draw:frame presentation:style-name="pr4" draw:layer="layout" svg:width="23.438cm" svg:height="14.029cm" svg:x="0.86cm" svg:y="4.233cm" presentation:class="outline">
          <draw:text-box>
            <text:list text:style-name="L3">
              <text:list-item>
                <text:p>1 – Coder une classe Java simple dotee d'une methode retournant une liste de chaines de caracteres</text:p>
              </text:list-item>
              <text:list-item>
                <text:p>2 – Utiliser cette collection depuis un code Scala</text:p>
              </text:list-item>
              <text:list-item>
                <text:p/>
              </text:list-item>
              <text:list-item>
                <text:p>Astuce :</text:p>
                <text:list>
                  <text:list-item>
                    <text:p>La classe JavaConverter est la solution la plus simple...</text:p>
                  </text:list-item>
                  <text:list-item>
                    <text:p>Attention toutefois a l'API cote Java car une java.util.List n'est pas mappée comme le serait une java.util.ArrayList</text:p>
                    <text:list>
                      <text:list-item>
                        <text:p>Veillez à respecter les principes d'encapsulation dans votre code Java..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1" draw:layer="layout" svg:width="12.572cm" svg:height="9.489cm" svg:x="3.219cm" svg:y="1.908cm" draw:page-number="5" presentation:class="page"/>
          <draw:frame presentation:style-name="pr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presentation:use-footer-name="ftr1">
        <office:forms form:automatic-focus="false" form:apply-design-mode="false"/>
        <draw:frame presentation:style-name="pr1" draw:layer="layout" svg:width="19.548cm" svg:height="2.77cm" svg:x="0.86cm" svg:y="0.264cm" presentation:class="title">
          <draw:text-box>
            <text:p>Scala et Java<text:line-break/>TP 7.2 : <text:s/>Utilisation d'une API Scala en Java</text:p>
          </draw:text-box>
        </draw:frame>
        <draw:frame presentation:style-name="pr4" draw:layer="layout" svg:width="23.438cm" svg:height="14.029cm" svg:x="0.86cm" svg:y="4.233cm" presentation:class="outline">
          <draw:text-box>
            <text:list text:style-name="L3">
              <text:list-item>
                <text:p>1 – Implémenter en Scala un service retournant une liste de chaines</text:p>
              </text:list-item>
              <text:list-item>
                <text:p>2 – Utiliser ce service depuis un code Java</text:p>
                <text:list>
                  <text:list-item>
                    <text:p>Quelle conséquence générale peut on en tirer sur le design d'une API Scala ?</text:p>
                  </text:list-item>
                  <text:list-item>
                    <text:p/>
                  </text:list-item>
                </text:list>
              </text:list-item>
              <text:list-item>
                <text:p>Astuce :</text:p>
                <text:list>
                  <text:list-item>
                    <text:p>Là encore la classe JavaConverter peut être très utile...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1" draw:layer="layout" svg:width="12.572cm" svg:height="9.489cm" svg:x="3.219cm" svg:y="1.908cm" draw:page-number="6" presentation:class="page"/>
          <draw:frame presentation:style-name="pr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1T0" presentation:use-footer-name="ftr1">
        <draw:frame presentation:style-name="pr1" draw:layer="layout" svg:width="19.548cm" svg:height="2.77cm" svg:x="0.86cm" svg:y="0.264cm" presentation:class="title" presentation:placeholder="true">
          <draw:text-box/>
        </draw:frame>
        <draw:frame presentation:style-name="pr2" draw:layer="layout" svg:width="23.438cm" svg:height="14.029cm" svg:x="0.86cm" svg:y="4.233cm" presentation:class="subtitle" presentation:user-transformed="true">
          <draw:text-box>
            <text:p>Annexes</text:p>
          </draw:text-box>
        </draw:frame>
        <presentation:notes draw:style-name="dp2" presentation:use-footer-name="ftr2">
          <draw:page-thumbnail draw:style-name="gr1" draw:layer="layout" svg:width="12.572cm" svg:height="9.489cm" svg:x="3.219cm" svg:y="1.908cm" draw:page-number="7" presentation:class="page"/>
          <draw:frame presentation:style-name="pr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presentation:use-footer-name="ftr1">
        <draw:frame presentation:style-name="pr1" draw:layer="layout" svg:width="19.548cm" svg:height="2.77cm" svg:x="0.86cm" svg:y="0.264cm" presentation:class="title">
          <draw:text-box>
            <text:p>Pointeurs</text:p>
          </draw:text-box>
        </draw:frame>
        <draw:frame presentation:style-name="pr4" draw:layer="layout" svg:width="23.438cm" svg:height="14.029cm" svg:x="0.86cm" svg:y="4.233cm" presentation:class="outline">
          <draw:text-box>
            <text:list text:style-name="L3">
              <text:list-item>
                <text:p><text:a xlink:href="http://www.scala-lang.org/">http://www.scala-lang.org</text:a></text:p>
              </text:list-item>
              <text:list-item>
                <text:p><text:a xlink:href="http://scala-ide.org/">http://scala-ide.org</text:a></text:p>
              </text:list-item>
              <text:list-item>
                <text:p><text:a xlink:href="http://scala-sbt.org/">http://scala-sbt.org</text:a></text:p>
              </text:list-item>
              <text:list-item>
                <text:p><text:a xlink:href="http://twitter.github.io/scala_school/">http://twitter.github.io/scala_school/</text:a></text:p>
              </text:list-item>
            </text:list>
          </draw:text-box>
        </draw:frame>
        <presentation:notes draw:style-name="dp2" presentation:use-footer-name="ftr2">
          <draw:page-thumbnail draw:style-name="gr1" draw:layer="layout" svg:width="12.572cm" svg:height="9.489cm" svg:x="3.219cm" svg:y="1.908cm" draw:page-number="8" presentation:class="page"/>
          <draw:frame presentation:style-name="pr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presentation:use-footer-name="ftr1">
        <draw:frame presentation:style-name="pr1" draw:layer="layout" svg:width="19.548cm" svg:height="2.77cm" svg:x="0.86cm" svg:y="0.264cm" presentation:class="title">
          <draw:text-box>
            <text:p>Projets dans le vent...</text:p>
          </draw:text-box>
        </draw:frame>
        <draw:frame presentation:style-name="pr4" draw:layer="layout" svg:width="23.438cm" svg:height="14.029cm" svg:x="0.86cm" svg:y="4.233cm" presentation:class="outline">
          <draw:text-box>
            <text:list text:style-name="L3">
              <text:list-item>
                <text:p><text:a xlink:href="http://www.typesafe.com/akka">http://www.typesafe.com/akka</text:a></text:p>
              </text:list-item>
              <text:list-item>
                <text:p><text:a xlink:href="http://www.playframework.com/">http://www.playframework.com</text:a></text:p>
              </text:list-item>
              <text:list-item>
                <text:p><text:a xlink:href="http://liftweb.net/">http://liftweb.net</text:a></text:p>
              </text:list-item>
              <text:list-item>
                <text:p><text:a xlink:href="http://scalatra.org/">http://scalatra.org</text:a></text:p>
              </text:list-item>
            </text:list>
          </draw:text-box>
        </draw:frame>
        <presentation:notes draw:style-name="dp2" presentation:use-footer-name="ftr2">
          <draw:page-thumbnail draw:style-name="gr1" draw:layer="layout" svg:width="12.572cm" svg:height="9.489cm" svg:x="3.219cm" svg:y="1.908cm" draw:page-number="9" presentation:class="page"/>
          <draw:frame presentation:style-name="pr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presentation:use-footer-name="ftr1">
        <draw:frame presentation:style-name="pr1" draw:layer="layout" svg:width="19.548cm" svg:height="2.77cm" svg:x="0.86cm" svg:y="0.264cm" presentation:class="title">
          <draw:text-box>
            <text:p>Livres</text:p>
          </draw:text-box>
        </draw:frame>
        <draw:frame presentation:style-name="pr4" draw:layer="layout" svg:width="23.438cm" svg:height="14.029cm" svg:x="0.86cm" svg:y="4.233cm" presentation:class="outline">
          <draw:text-box>
            <text:list text:style-name="L3">
              <text:list-item>
                <text:p>Scala for the Impatient – Cay Horstmann</text:p>
              </text:list-item>
              <text:list-item>
                <text:p>Scala 2nde Edition – Odersky/Venners – Artima Press</text:p>
              </text:list-item>
              <text:list-item>
                <text:p>Functional Programming in Scala – Manning – 2013</text:p>
              </text:list-item>
              <text:list-item>
                <text:p>Programming in Haskell – Graham Hutton – Cambridge Press </text:p>
              </text:list-item>
            </text:list>
          </draw:text-box>
        </draw:frame>
        <presentation:notes draw:style-name="dp2" presentation:use-footer-name="ftr2">
          <draw:page-thumbnail draw:style-name="gr1" draw:layer="layout" svg:width="12.572cm" svg:height="9.489cm" svg:x="3.219cm" svg:y="1.908cm" draw:page-number="10" presentation:class="page"/>
          <draw:frame presentation:style-name="pr3" draw:layer="layout" svg:width="13.93cm" svg:height="11.39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Android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Android-backgroundobjects" style:family="presentation">
      <style:graphic-properties draw:shadow="hidden" draw:shadow-offset-x="0.3cm" draw:shadow-offset-y="0.3cm" draw:shadow-color="#808080">
        <text:list-style style:name="Androi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Android-outline3" style:family="presentation" style:parent-style-name="Android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Android-outline4" style:family="presentation" style:parent-style-name="Android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Android-outline5" style:family="presentation" style:parent-style-name="Android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Android-outline6" style:family="presentation" style:parent-style-name="Android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Android-outline7" style:family="presentation" style:parent-style-name="Android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Android-outline8" style:family="presentation" style:parent-style-name="Android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Android-outline9" style:family="presentation" style:parent-style-name="Android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 style:list-style-name="ML3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2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Android-title">
      <style:graphic-properties draw:fill-color="#ffffff" draw:auto-grow-height="false" fo:min-height="3.181cm"/>
    </style:style>
    <style:style style:name="Mpr2" style:family="presentation" style:parent-style-name="Android-outline1">
      <style:graphic-properties draw:fill-color="#ffffff" draw:auto-grow-height="false" fo:min-height="12.573cm"/>
    </style:style>
    <style:style style:name="Mpr3" style:family="presentation" style:parent-style-name="Androi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Androi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Android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Android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MP2" style:family="paragraph">
      <style:paragraph-properties style:writing-mode="lr-tb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1" style:family="paragraph">
      <style:paragraph-properties fo:margin-left="0cm" fo:margin-right="0cm" fo:line-height="100%" fo:text-indent="0cm" style:line-break="strict" style:writing-mode="lr-tb"/>
    </style:style>
    <style:style style:name="MP12" style:family="paragraph">
      <style:paragraph-properties fo:margin-left="0cm" fo:margin-right="0cm" fo:line-height="100%" fo:text-align="end" fo:text-indent="0cm" style:line-break="strict" style:writing-mode="lr-tb"/>
    </style:style>
    <style:style style:name="MT1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3" style:family="text">
      <style:text-properties fo:color="#000000" fo:font-size="12pt" fo:language="en" fo:country="GB" style:font-size-asian="12pt" style:font-size-complex="12pt"/>
    </style:style>
    <style:style style:name="MT4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5.239cm" svg:height="11.429cm" svg:x="3.061cm" svg:y="2.071cm"/>
      <draw:custom-shape draw:style-name="Mgr1" draw:text-style-name="MP1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Android" style:page-layout-name="PM1" draw:style-name="Mdp1">
      <draw:custom-shape draw:style-name="Mgr2" draw:text-style-name="MP2" draw:layer="backgroundobjects" svg:width="25.6cm" svg:height="16.278cm" svg:x="-0.107cm" svg:y="2.7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2" draw:layer="backgroundobjects" svg:width="25.501cm" svg:height="2.999cm" svg:x="-0.0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2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3" draw:layer="backgroundobjects" svg:width="19.548cm" svg:height="2.77cm" svg:x="0.86cm" svg:y="0.264cm" presentation:class="title">
        <draw:text-box>
          <text:p text:style-name="MP3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2">
            <text:list-item>
              <text:p text:style-name="MP3">Cliquez pour éditer le format du plan de texte</text:p>
              <text:list>
                <text:list-item>
                  <text:p text:style-name="MP3">Second niveau de plan</text:p>
                </text:list-item>
              </text:list>
            </text:list-item>
          </text:list>
          <text:p text:style-name="MP4"><text:span text:style-name="MT1">Troisième niveau de plan</text:span></text:p>
          <text:list text:continue-numbering="true"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">Quatrième niveau de plan</text:p>
                          <text:list>
                            <text:list-item>
                              <text:p text:style-name="MP3">Cinquième niveau de plan</text:p>
                              <text:list>
                                <text:list-item>
                                  <text:p text:style-name="MP3">Sixième niveau de plan</text:p>
                                  <text:list>
                                    <text:list-item>
                                      <text:p text:style-name="MP3">Septième niveau de plan</text:p>
                                      <text:list>
                                        <text:list-item>
                                          <text:p text:style-name="MP3">Huitième niveau de plan</text:p>
                                          <text:list>
                                            <text:list-item>
                                              <text:p text:style-name="MP3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5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7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7" draw:text-style-name="MP9" draw:layer="backgroundobjects" svg:width="3.006cm" svg:height="0.44cm" svg:x="0.094cm" svg:y="18.353cm">
        <text:p text:style-name="MP8"><text:span text:style-name="MT2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0" draw:layer="backgroundobjects" svg:width="3.006cm" svg:height="0.44cm" svg:x="22.394cm" svg:y="18.353cm">
        <text:p><text:span text:style-name="MT2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8" draw:text-style-name="MP6" draw:layer="backgroundobjects" svg:width="19.05cm" svg:height="25.4cm" svg:x="-0.001cm" svg:y="-0.001cm">
          <text:p/>
        </draw:rect>
        <draw:custom-shape draw:style-name="Mgr9" draw:text-style-name="MP2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1" draw:layer="backgroundobjects" svg:width="8.215cm" svg:height="1.235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4" draw:text-style-name="MP12" draw:layer="backgroundobjects" svg:width="8.215cm" svg:height="1.235cm" svg:x="10.794cm" svg:y="0cm" presentation:class="date-time">
          <draw:text-box>
            <text:p text:style-name="MP12"><text:span text:style-name="MT4"><presentation:date-time/></text:span></text:p>
          </draw:text-box>
        </draw:frame>
        <draw:page-thumbnail presentation:style-name="Android-title" draw:layer="backgroundobjects" svg:width="12.572cm" svg:height="9.489cm" svg:x="3.219cm" svg:y="1.908cm" presentation:class="page"/>
        <draw:frame presentation:style-name="Android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1" draw:layer="backgroundobjects" svg:width="8.215cm" svg:height="1.235cm" svg:x="0cm" svg:y="24.127cm" presentation:class="footer">
          <draw:text-box>
            <text:p text:style-name="MP11"><text:span text:style-name="MT3"><presentation:footer/></text:span></text:p>
          </draw:text-box>
        </draw:frame>
        <draw:frame presentation:style-name="Mpr6" draw:text-style-name="MP12" draw:layer="backgroundobjects" svg:width="8.215cm" svg:height="1.235cm" svg:x="10.794cm" svg:y="24.127cm" presentation:class="page-number">
          <draw:text-box>
            <text:p text:style-name="MP12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0$Unix OpenOffice.org_project/410m18$Build-9764</meta:generator>
    <meta:creation-date>2011-09-20T17:55:08.15</meta:creation-date>
    <dc:language>fr-FR</dc:language>
    <meta:editing-cycles>681</meta:editing-cycles>
    <meta:editing-duration>P14DT17H50M30S</meta:editing-duration>
    <meta:initial-creator>Guillaume GERBAUD</meta:initial-creator>
    <dc:date>2014-10-03T12:25:21</dc:date>
    <dc:creator>Olivier HUBER</dc:creator>
    <meta:document-statistic meta:object-count="66"/>
    <meta:user-defined meta:name="Info 1"/>
    <meta:user-defined meta:name="Info 2"/>
    <meta:user-defined meta:name="Info 3"/>
    <meta:user-defined meta:name="Info 4"/>
    <meta:template xlink:type="simple" xlink:actuate="onRequest" xlink:title="Android" xlink:href="../../Guillaume%20GERBAUD/AppData/Roaming/OpenOffice.org/3/user/template/Android.otp" meta:date="2011-09-20T17:55:07.75"/>
  </office:meta>
</office:document-meta>
</file>